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1874f" officeooo:paragraph-rsid="001dd71f" style:font-size-asian="12pt" style:font-weight-asian="bold" style:font-size-complex="12pt" style:font-weight-complex="bold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97f18" officeooo:paragraph-rsid="001dd71f" style:font-size-asian="12pt" style:font-weight-asian="bold" style:font-size-complex="12pt" style:font-weight-complex="bold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aae8f" officeooo:paragraph-rsid="001dd71f" style:font-size-asian="12pt" style:font-weight-asian="bold" style:font-size-complex="12pt" style:font-weight-complex="bold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b1ab0" officeooo:paragraph-rsid="001dd71f" style:font-size-asian="12pt" style:font-weight-asian="bold" style:font-size-complex="12pt" style:font-weight-complex="bold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ba799" officeooo:paragraph-rsid="001dd71f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d3de5" officeooo:paragraph-rsid="001dd71f" style:font-size-asian="12pt" style:font-weight-asian="bold" style:font-size-complex="12pt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dc6bb" officeooo:paragraph-rsid="001dd71f" style:font-size-asian="12pt" style:font-weight-asian="bold" style:font-size-complex="12pt" style:font-weight-complex="bold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ced6" officeooo:paragraph-rsid="001dd71f" style:font-size-asian="12pt" style:font-weight-asian="bold" style:font-size-complex="12pt" style:font-weight-complex="bold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f7e6d" officeooo:paragraph-rsid="001dd71f" style:font-size-asian="12pt" style:font-weight-asian="bold" style:font-size-complex="12pt" style:font-weight-complex="bold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11897" officeooo:paragraph-rsid="001dd71f" style:font-size-asian="12pt" style:font-weight-asian="bold" style:font-size-complex="12pt" style:font-weight-complex="bold"/>
    </style:style>
    <style:style style:name="P11" style:family="paragraph" style:parent-style-name="Standard">
      <style:text-properties officeooo:rsid="00197f18" officeooo:paragraph-rsid="001dd71f"/>
    </style:style>
    <style:style style:name="P12" style:family="paragraph" style:parent-style-name="Standard">
      <style:text-properties officeooo:paragraph-rsid="001dd71f"/>
    </style:style>
    <style:style style:name="T1" style:family="text">
      <style:text-properties officeooo:rsid="0318fe10"/>
    </style:style>
    <style:style style:name="T2" style:family="text">
      <style:text-properties officeooo:rsid="010676db"/>
    </style:style>
    <style:style style:name="T3" style:family="text">
      <style:text-properties officeooo:rsid="01241049"/>
    </style:style>
    <style:style style:name="T4" style:family="text">
      <style:text-properties officeooo:rsid="001ba799"/>
    </style:style>
    <style:style style:name="T5" style:family="text">
      <style:text-properties officeooo:rsid="031aca32"/>
    </style:style>
    <style:style style:name="T6" style:family="text">
      <style:text-properties officeooo:rsid="001f7e6d"/>
    </style:style>
    <style:style style:name="T7" style:family="text">
      <style:text-properties officeooo:rsid="00211897"/>
    </style:style>
    <style:style style:name="T8" style:family="text">
      <style:text-properties officeooo:rsid="010857f6"/>
    </style:style>
    <style:style style:name="T9" style:family="text">
      <style:text-properties fo:font-variant="normal" fo:text-transform="none" fo:color="#252525" style:font-name="Liberation Serif" fo:font-size="12pt" fo:letter-spacing="normal" fo:font-style="normal" fo:font-weight="normal" officeooo:rsid="00211897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252525" style:font-name="Liberation Serif" fo:font-size="12pt" fo:letter-spacing="normal" fo:font-style="normal" fo:font-weight="normal" officeooo:rsid="031aca32" style:font-size-asian="12pt" style:font-weight-asian="bold" style:font-size-complex="12pt" style:font-weight-complex="bold"/>
    </style:style>
    <style:style style:name="T11" style:family="text">
      <style:text-properties officeooo:rsid="033433c6"/>
    </style:style>
    <style:style style:name="T12" style:family="text">
      <style:text-properties officeooo:rsid="002187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1"/>
      <text:p text:style-name="P2">Первого сентября я пришёл в Конотопский техникум железнодорожного транспорта вместе с моими братом и сестрой, которые поступили туда же после восьмого класса.</text:p>
      <text:p text:style-name="P2">Студентов погруппно построили во дворе на линейку и директор техникума начал толкать речь.</text:p>
      <text:p text:style-name="P2">Я почувствовал себя как зэк, которому по истечении десятилетнего срока накинули ещё три года. <text:span text:style-name="T1">Так, ни за что.</text:span></text:p>
      <text:p text:style-name="P2">Когда линейка кончилась, я зашёл в отдел кадров техникума, забрал свои документы и отправился трудоустраиваться на завод КПВРЗ.</text:p>
      <text:p text:style-name="P2">Меня приняли туда же, где уже был Владя — учеником слесаря по монтажу металлоконструкций в экспериментальном участке <text:span text:style-name="T2">Р</text:span>емонтного цеха.</text:p>
      <text:p text:style-name="P11"/>
      <text:p text:style-name="P3">Как и большинство цехов в КПВРЗ, Механический построен из кирпича огнеупорного цвета. Прямые гладкие стены без дореволюционных <text:span text:style-name="T3">загогулин</text:span>.</text:p>
      <text:p text:style-name="P3">Просторный корпус длиной метров сто тридцать, высотой — восемь; <text:span text:style-name="T2">внутри под крышей</text:span> громыхает поперечная кран-балка по рельсам <text:span text:style-name="T2">вдоль стен</text:span>.</text:p>
      <text:p text:style-name="P3">Кабинка крановщицы снизу, в самом краю тридцатиметровой балки, по которой бегает тельфер с мощным крюком на толстом тросе. В кабинку крановщиц<text:span text:style-name="T1">а</text:span> подымается по лесенке вмурованной в стену цеха.</text:p>
      <text:p text:style-name="P3">К зданию Механического цеха пристроены три крыла, но <text:span text:style-name="T1">меньшей высоты</text:span>. </text:p>
      <text:p text:style-name="P3">В одном Инструментальный цех, а в другом тоже станки Механического, но <text:span text:style-name="T2">более мелкие</text:span>; не такие махины как по обе стороны центрального прохода в основном здании.</text:p>
      <text:p text:style-name="P3"/>
      <text:p text:style-name="P3">Центральный проход достаточно широк, чтобы смогли разъехаться два встречных автокара. </text:p>
      <text:p text:style-name="P4">Автокар — это самодвижущаяся телега, только колёса чуть поменьше, зато покрепче. Впереди телеги небольшая <text:s/>площадка, где стоит водительница. <text:s/></text:p>
      <text:p text:style-name="P4">Между нею и кузовом — узкий металлический ящик, тоже стоймя, из боков которого торчат два параллельных рычага, чтобы она могла за них держаться. </text:p>
      <text:p text:style-name="P4">Но это только <text:span text:style-name="T3">так </text:span>кажется, на самом деле через эти рычаги водительница управляет каром, они вместо руля — <text:span text:style-name="T4">тянет </text:span>вверх, или вниз и кар делает нужный поворот.</text:p>
      <text:p text:style-name="P4">Автокар, как <text:span text:style-name="T4">Т</text:span>яни-<text:span text:style-name="T4">Т</text:span>олкай. Куда-то заехал, его загрузили, или наоборот разгрузили и, не разворачивая транспорт, водительница сама поворачивается на своей площадочке лицом к кузову и гонит кар обратно. Удобно придумано.</text:p>
      <text:p text:style-name="P5">Пол в цеху бетонный, но до того завозюка<text:span text:style-name="T3">лся</text:span> машинным маслом, что стал чёрн<text:span text:style-name="T1">ющим</text:span>, как асфальт.</text:p>
      <text:p text:style-name="P5"/>
      <text:p text:style-name="P5">Центральный проход, не доходя метров тридцать до торцевой стены, пересекается дорогой из крыла в крыло, а также <text:span text:style-name="T5">придорожной </text:span>оградой из труб. </text:p>
      <text:p text:style-name="P5">Это — граница; за трубами <text:span text:style-name="T3">начинается </text:span>отсек <text:span text:style-name="T2">Р</text:span>емонтного цеха. </text:p>
      <text:p text:style-name="P5">Граница, конечно, прозрачная и с двумя бестаможенными въездами вдоль стен корпуса.</text:p>
      <text:p text:style-name="P5">За левым въездом — деревянная дверь в стене, <text:span text:style-name="T5">ведущая</text:span> <text:span text:style-name="T2">в</text:span> бытовк<text:span text:style-name="T2">у</text:span> со шкафчиками для одежды рабочих. </text:p>
      <text:p text:style-name="P6">Вслед за дверью деревянный стол — метр на полтора — с двумя лавками по бокам; это гнездовье мастеров. </text:p>
      <text:p text:style-name="P6">Далее — просторный <text:s text:c="2"/>стол-верстак <text:s/>вдоль высоких окон в стене. <text:s/></text:p>
      <text:p text:style-name="P6">В него ввинчены здоровенные слесарные тиски — восемь штук, на солидном расстоянии друг от друга — сперва Яшины, потом Мыколы-старого, потом Петра, потом Мыколы-молодого и так далее, аж до высоких ворот в этой же стене, под которыми проложены рельсы железнодорожного пути.</text:p>
      <text:p text:style-name="P7">Спереди стол с тисками тоже обшит листовым железом, а в нём железные дверцы отсеков-ящиков с аккуратными висячими замками, где рабочие держат свои инструменты; сперва <text:soft-page-break/>ящик Яши, потом Мыколы-старого, ну, и так далее.</text:p>
      <text:p text:style-name="P7">Над бытовкой, на втором этаже, кабинет начальства. </text:p>
      <text:p text:style-name="P8">Туда ведёт железная лестница с поручнями из двух пролётов, и площадка перед кабинетом тоже с поручнями, как в трюмах морских кораблей. <text:s/></text:p>
      <text:p text:style-name="P8"><text:span text:style-name="T5">На площадке, помимо двери к начальству, начинается </text:span><text:s/>узкая лесенка из перекладин, по ней крановщица кран-балки по утрам и после обеда подымается в свою кабинку и уезжает в Механический цех.</text:p>
      <text:p text:style-name="P7"/>
      <text:p text:style-name="P8">Рельсы в конце Ремонтного цеха — тупик, сюда загоняют платформы с махинами, которым требуется ремонт, а т<text:span text:style-name="T6">е</text:span>, что помельче и автокаром можно привезти.</text:p>
      <text:p text:style-name="P8">Параллельно рельсам, метра за два от них, торцевая стена корпуса. </text:p>
      <text:p text:style-name="P8">В ней тоже высокие окна, <text:span text:style-name="T6"><text:s/>подéленные железным переплётом на квадраты пыльного стекла,</text:span> а над ними, под самым потолком, большие круглые часы, как на вокзалах. </text:p>
      <text:p text:style-name="P8">Они электрические, спят-спят, а потом — цок! — и полметровая стрелка перескочила минуты на две, и снова спит до следующего «цока».</text:p>
      <text:p text:style-name="P8"/>
      <text:p text:style-name="P9">Третья стена <text:span text:style-name="T7">с такими же</text:span> высокими окнами. Справа под окнами сверлильный станок для общего пользования, затем громадный стол разметчика и в <text:s/><text:span text:style-name="T3">левом </text:span>углу токарный станок со своим токарем.</text:p>
      <text:p text:style-name="P10">Параллельно стене, но ближе к середине цеха, опять многометровый слесарный стол, вернее <text:span text:style-name="T8">даже </text:span>два, плотно поставленные лицом к лицу и разделённые сеткой. </text:p>
      <text:p text:style-name="P12"><text:span text:style-name="T9">Всё по технике безопасности: если </text:span>молоток<text:span text:style-name="T9"> вылетит из рук, </text:span><text:span text:style-name="T10">то сетка не позволит, </text:span><text:span text:style-name="T9">чтоб </text:span><text:span text:style-name="T10">он</text:span><text:span text:style-name="T9"> зашиб рабочего за столом напротив.</text:span></text:p>
      <text:p text:style-name="P10">Пересекая цех, нужно смотреть в оба — на полу громоздятся гигантские червячные передачи, промасленные кожухи и уйма прочей всячины, которую привезли и свалили тут уже который месяц назад, но никак руки не доходят — всегда найдётся что-то более неотложно требующее срочного ремонта.</text:p>
      <text:p text:style-name="P10">Но это не по моей части. </text:p>
      <text:p text:style-name="P10">Наш — экспериментальный — участок это тот верстачный стол рядом с бытовкой. </text:p>
      <text:p text:style-name="P10">Мы не ремонтируем, мы воплощаем в металле проекты наэкспериментированные в чертежах работников конструкторского бюро из заводоуправления. </text:p>
      <text:p text:style-name="P10">Четырёхколёсный возок, например, или ст<text:span text:style-name="T11">е</text:span>нд трудовой славы перед главной проходной завода. </text:p>
      <text:p text:style-name="P10">Или делаем всякие несущие конструкции из швеллеров — <text:span text:style-name="T12">консоли, фермы крыш</text:span>.</text:p>
      <text:p text:style-name="P1">Но для такой продукции в цеху места мало, их мы собираем за воротами, на стеллажах под окнами конторы цеха и бытовки.</text:p>
      <text:p text:style-name="P1">Кстати, детали городской телевышки тоже здесь готовили; и монтировала её тоже бригада нашего участка. Но это было до мен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8:04:43.192496551</meta:creation-date>
    <dc:date>2017-03-01T18:04:49.292091359</dc:date>
    <dc:creator>sehrguey </dc:creator>
    <meta:editing-duration>PT6S</meta:editing-duration>
    <meta:editing-cycles>1</meta:editing-cycles>
    <meta:document-statistic meta:table-count="0" meta:image-count="0" meta:object-count="0" meta:page-count="2" meta:paragraph-count="42" meta:word-count="792" meta:character-count="5436" meta:non-whitespace-character-count="4638"/>
    <meta:generator>LibreOffice/4.3.3.2$Linux_x86 LibreOffice_project/430m0$Build-2</meta:generator>
  </office:meta>
</office:document-meta>
</file>